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Courier New1" svg:font-family="'Courier New'" style:font-adornments="Normale"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ize="10pt" style:font-name-asian="Times New Roman" style:font-size-asian="10pt" style:language-asian="it" style:country-asian="IT" style:font-name-complex="Calibri1" style:font-size-complex="10pt"/>
    </style:style>
    <style:style style:name="P2"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ize="10pt" fo:font-weight="bold" style:font-name-asian="Times New Roman" style:font-size-asian="10pt" style:language-asian="it" style:country-asian="IT" style:font-weight-asian="bold" style:font-name-complex="Calibri1" style:font-size-complex="10pt" style:font-weight-complex="bold"/>
    </style:style>
    <style:style style:name="P3"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 style:family="paragraph" style:parent-style-name="Standard" style:master-page-name="Standard">
      <style:paragraph-properties fo:margin-top="0cm" fo:margin-bottom="0cm" fo:line-height="100%" style:page-number="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fo:font-size="10pt" style:font-name-asian="Times New Roman" style:font-size-asian="10pt" style:language-asian="it" style:country-asian="IT" style:font-name-complex="Calibri1" style:font-size-complex="10pt"/>
    </style:style>
    <style:style style:name="P5" style:family="paragraph" style:parent-style-name="List_20_Paragraph">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 style:family="paragraph" style:parent-style-name="List_20_Paragraph" style:list-style-name="WWNum1">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List_20_Paragraph" style:list-style-name="WWNum2">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 style:family="paragraph" style:parent-style-name="List_20_Paragraph" style:list-style-name="WWNum3">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9" style:family="paragraph" style:parent-style-name="List_20_Paragraph" style:list-style-name="WWNum5">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0" style:family="paragraph" style:parent-style-name="List_20_Paragraph" style:list-style-name="WWNum6">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1" style:family="paragraph" style:parent-style-name="List_20_Paragraph">
      <style:paragraph-properties fo:margin-left="0cm" fo:margin-right="0cm" fo:margin-top="0cm" fo:margin-bottom="0cm"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style:font-weight-asian="bold" style:font-weight-complex="bold"/>
    </style:style>
    <style:style style:name="T1" style:family="text">
      <style:text-properties fo:color="#000000" fo:font-size="10pt" style:font-name-asian="Times New Roman" style:font-size-asian="10pt" style:language-asian="it" style:country-asian="IT" style:font-name-complex="Calibri1" style:font-size-complex="10pt"/>
    </style:style>
    <style:style style:name="T2" style:family="text">
      <style:text-properties fo:color="#000000" fo:font-size="10pt" fo:font-weight="bold" style:font-name-asian="Times New Roman" style:font-size-asian="10pt" style:language-asian="it" style:country-asian="IT" style:font-weight-asian="bold" style:font-name-complex="Calibri1" style:font-size-complex="10pt"/>
    </style:style>
    <style:style style:name="T3" style:family="text">
      <style:text-properties fo:font-size="10pt" style:font-size-asian="10pt" style:font-name-complex="Calibri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
      <text:p text:style-name="P1"/>
      <text:p text:style-name="P1"/>
      <text:p text:style-name="P1"/>
      <text:p text:style-name="P3"><text:span text:style-name="T1">REDDIT</text:span></text:p>
      <text:p text:style-name="P3"><text:span text:style-name="T1">Luca Polese (matricola )</text:span></text:p>
      <text:p text:style-name="P3"><text:span text:style-name="T1">Alessandro Poloni (matricola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span text:style-name="T2">1.1 ABSTRACT</text:span></text:p>
      <text:p text:style-name="P3"><text:span text:style-name="T1">Reddit è un popolare sito americano fondato nel 2005 che consente ai suoi utenti di condividere e commentare notizie di varia natura, organizzate per argomento all'interno di sezioni conosciute come "subreddit". Ad ogni utente, previa registrazione, viene offerta la possibilità di iscriversi ai subreddit che più lo interessano, creare post contententi non solo testo ma anche eventuali media come immagini, video o eventuali link a siti esterni e commentare i post degli altri utenti.</text:span></text:p>
      <text:p text:style-name="P3"><text:span text:style-name="T1">Per valutare la qualità dei contenuti, Reddit utilizza un sistema di "upvotes" e "downvotes", ovvero voti positivi e negativi: un utente che apprezza un post od un commento può assegnargli un "upvote", viceversa se il contenuto è considerato fuori tema può assegnargli un "downvote", il numero di tali voti determina la visibilità del post o del commento stesso all'interno del sito.</text:span></text:p>
      <text:p text:style-name="P3"><text:span text:style-name="T1">Il sito offre anche un sistema di "premi" che un utente può acquistare e assegnare ai contenuti generati da altri utenti, andando così a supportare direttamente il sito. Tali premi si suddividono in tre categorie che si distinguono per il loro prezzo: "Silver", "Gold" e "Platinum". Un utente che possiede un award viene considerato anche un utente “premium”, al quale viene garantito accesso a subreddit riservati a questa categoria di utenti.</text:span></text:p>
      <text:p text:style-name="P3"><text:span text:style-name="T1">All'atto della registrazione, all'utente viene richiesto di inserire uno username, che sarà univoco all'interno della piattaforma, ed una password.</text:span></text:p>
      <text:p text:style-name="P3"><text:span text:style-name="T1">Tra gli utenti del sito si distinguono i moderatori, coloro responsabili della gestione di uno specifico subreddit, del quale devono sorvegliare i contenuti, rimuovendo eventuali post e commenti offensivi e bannando i relativi utenti. Un moderatore può nominare altri moderatori e può svolgere contemporaneamente questo incarico all'interno di più subreddit. Vi sono poi gli amministratori, i dipendenti del sito che possono agire in qualità moderatori all'interno di ogni subreddit. Qualunque utente può creare un subreddit, che deve avere un nome univoco ed un preciso tema intorno al quale verteranno i post pubblicati dagli utenti.</text:span></text:p>
      <text:p text:style-name="P3"><text:span text:style-name="T1">Per tutelare gli utenti, subreddit e post possono essere contrassegnati come "nsfw" ("not safe for work"), nel caso il contenuto sia offensivo, volgare od esplicito.</text:span></text:p>
      <text:p text:style-name="P3"><text:span text:style-name="T1">Infine, il sito offre anche basilari funzionalità "social": gli utenti possono scambiarsi messaggi privati ed avere una lista di amici.</text:span></text:p>
      <text:p text:style-name="P1"/>
      <text:p text:style-name="P2">2 ANALISI DEI REQUISITI</text:p>
      <text:p text:style-name="P1"/>
      <text:p text:style-name="P3"><text:span text:style-name="T2">2.1 DESCRIZIONE</text:span></text:p>
      <text:p text:style-name="P3"><text:span text:style-name="T1">Si vuole realizzare una base di dati per l'organizzazione e la gestione dei dati del sito web Reddit.</text:span></text:p>
      <text:p text:style-name="P3"><text:span text:style-name="T1">Nell'atto dell'iscrizione, l'utente che vuole registrarsi deve inserire:</text:span></text:p>
      <text:list xml:id="list5751092730329828411" text:style-name="WWNum1">
        <text:list-item>
          <text:p text:style-name="P6"><text:span text:style-name="T1">uno username, univoco all’interno della piattaforma</text:span></text:p>
        </text:list-item>
        <text:list-item>
          <text:p text:style-name="P6"><text:span text:style-name="T1">una password personale, per poter accedere al sito</text:span></text:p>
        </text:list-item>
      </text:list>
      <text:p text:style-name="P3"><text:span text:style-name="T1">Ogni utente registrato può creare un Subreddit, contraddistinto da:</text:span></text:p>
      <text:list xml:id="list1535517208351215348" text:style-name="WWNum2">
        <text:list-item>
          <text:p text:style-name="P7"><text:span text:style-name="T1">un nome univoco, di massimo 20 caratteri</text:span></text:p>
        </text:list-item>
        <text:list-item>
          <text:p text:style-name="P7"><text:span text:style-name="T1">una descrizione dell’argomento trattato, di massimo 5120 caratteri</text:span></text:p>
        </text:list-item>
        <text:list-item>
          <text:p text:style-name="P7"><text:span text:style-name="T1">la data in cui è stato creato</text:span></text:p>
        </text:list-item>
      </text:list>
      <text:p text:style-name="P3"><text:span text:style-name="T1">All'interno di un Subreddit, l'utente può creare un post, che dovrà avere:</text:span></text:p>
      <text:list xml:id="list7204396254233537848" text:style-name="WWNum3">
        <text:list-item>
          <text:p text:style-name="P8"><text:span text:style-name="T1">un titolo, di massimo 300 caratteri</text:span></text:p>
        </text:list-item>
        <text:list-item>
          <text:p text:style-name="P8"><text:span text:style-name="T1">un contenuto testuale, con lunghezza non superiore ai 40000 caratteri</text:span></text:p>
        </text:list-item>
        <text:list-item>
          <text:p text:style-name="P8"><text:span text:style-name="T1">eventuali immagini oppure un file video</text:span></text:p>
        </text:list-item>
        <text:list-item>
          <text:p text:style-name="P8"><text:span text:style-name="T1">la data di creazione</text:span></text:p>
        </text:list-item>
        <text:list-item>
          <text:p text:style-name="P8"><text:span text:style-name="T1">un flag che segnali se il subreddit è riservato esclusivamente agli utenti premium</text:span></text:p>
        </text:list-item>
      </text:list>
      <text:p text:style-name="P3"><text:span text:style-name="T1">Fondamentale è la possibilità di contrassegnare i contenuti “nsfw”, ad ogni subreddit e post dovrà quindi essere associato un flag che consenta appunto di segnalare la natura dei suoi contenuti.</text:span></text:p>
      <text:p text:style-name="P3"><text:span text:style-name="T1">Ogni post può essere oggetto di commenti da parte della community, pertanto occorre memorizzare anche tali informazioni, sapendo che i commenti hanno una dimensione massima consentita di 10000 caratteri.</text:span></text:p>
      <text:p text:style-name="P3"><text:span text:style-name="T1">I post ed i commenti possono essere valutati dagli utenti tramite “upvotes” e “downvotes”, occorre quindi memorizzare queste informazioni per consentire il calcolo dei voti ricevuti in totale.</text:span></text:p>
      <text:p text:style-name="P3"><text:span text:style-name="T1">L’utente può attribuire ad un post o ad un commento un award, che dovrà essere caratterizzato da:</text:span></text:p>
      <text:list xml:id="list665904451387424624" text:style-name="WWNum5">
        <text:list-item>
          <text:p text:style-name="P9"><text:span text:style-name="T1">tipo (tra tre possibilità: argento, oro e platino)</text:span></text:p>
        </text:list-item>
        <text:list-item>
          <text:p text:style-name="P9"><text:span text:style-name="T1">prezzo</text:span></text:p>
        </text:list-item>
        <text:list-item>
          <text:p text:style-name="P9"><text:span text:style-name="T1">data di acquisto</text:span></text:p>
        </text:list-item>
      </text:list>
      <text:p text:style-name="P3"><text:span text:style-name="T1">All’interno della base di dati sarà necessario anche memorizzare i moderatori dei subreddit e gli amministratori del sito e garantire ad essi la possibilità di bannare utenti, cancellare i post o bloccare la possibilità di commentarli.</text:span></text:p>
      <text:p text:style-name="P3"><text:soft-page-break/><text:span text:style-name="T1">Per ciò che concerne le funzionalità social, all’utente deve essere garantita la possibilità di inviare richieste di amicizia ad altri utenti, di conseguenza occorre memorizzare la presenza di tale vincolo di amicizia tra due utenti.</text:span></text:p>
      <text:p text:style-name="P3"><text:span text:style-name="T1">Gli utenti possono anche scambiarsi messaggi, ogni messaggio avrà:</text:span></text:p>
      <text:list xml:id="list7228480075897152172" text:style-name="WWNum6">
        <text:list-item>
          <text:p text:style-name="P10"><text:span text:style-name="T3">un mittente ed un destinatario</text:span></text:p>
        </text:list-item>
        <text:list-item>
          <text:p text:style-name="P10"><text:span text:style-name="T3">un corpo del messaggio (lunghezza massima 10000 caratteri)</text:span></text:p>
        </text:list-item>
        <text:list-item>
          <text:p text:style-name="P10"><text:span text:style-name="T3">una data di invio</text:span></text:p>
        </text:list-item>
      </text:list>
      <text:p text:style-name="P5"><text:span text:style-name="T3"/></text:p>
      <text:p text:style-name="P11"><text:span text:style-name="T3">2.2 GLOSSARIO DEI TERMINI</text:span></text:p>
      <text:p text:style-name="P1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Courier New1" svg:font-family="'Courier New'" style:font-adornments="Normale"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TML_20_Preformatted" style:display-name="HTML Preformatted" style:family="paragraph" style:parent-style-name="Standard" style:default-outline-level="">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it" style:country-asian="IT" style:font-name-complex="Courier New2" style:font-size-complex="10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reformattato_20_HTML_20_Carattere" style:display-name="Preformattato HTML Carattere" style:family="text" style:parent-style-name="Default_20_Paragraph_20_Font">
      <style:text-properties style:font-name="Courier New" fo:font-size="10pt" style:font-name-asian="Times New Roman" style:font-size-asian="10pt" style:language-asian="it" style:country-asian="IT" style:font-name-complex="Courier New2" style:font-size-complex="10pt"/>
    </style:style>
    <style:style style:name="ListLabel_20_1" style:display-name="ListLabel 1" style:family="text">
      <style:text-properties style:font-name-complex="Courier New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vio poloni</meta:initial-creator>
    <dc:creator>Alessandro Poloni</dc:creator>
    <meta:editing-cycles>1</meta:editing-cycles>
    <meta:creation-date>2020-11-28T16:13:00</meta:creation-date>
    <dc:date>2020-12-01T10:58:33.94</dc:date>
    <meta:editing-duration>PT52S</meta:editing-duration>
    <meta:generator>OpenOffice/4.0.1$Win32 OpenOffice.org_project/401m5$Build-9714</meta:generator>
    <meta:document-statistic meta:table-count="0" meta:image-count="0" meta:object-count="0" meta:page-count="3" meta:paragraph-count="41" meta:word-count="736" meta:character-count="47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